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9999ff" draw:marker-start-width="0.35cm" draw:marker-end-width="0.35cm" draw:fill="solid" draw:fill-color="#6666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9999" draw:marker-start-width="0.35cm" draw:marker-end-width="0.35cm" draw:fill="solid" draw:fill-color="#ff3333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="solid" draw:fill-color="#ccffcc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fill-color="#ccffcc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color="#ffffff" fo:font-size="24pt" style:font-size-asian="24pt" style:font-size-complex="24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svg:x1="6.5cm" svg:y1="7.1cm" svg:x2="10.9cm" svg:y2="7.1cm" draw:start-shape="id1" draw:end-shape="id2" draw:end-glue-point="3" svg:d="m6500 7100h4400">
          <text:p/>
        </draw:connector>
        <draw:connector draw:style-name="gr1" draw:text-style-name="P1" draw:layer="layout" svg:x1="16.9cm" svg:y1="7.1cm" svg:x2="23.1cm" svg:y2="9cm" draw:start-shape="id2" draw:start-glue-point="1" draw:end-shape="id3" draw:end-glue-point="3" svg:d="m16900 7100h3101v1900h3099">
          <text:p/>
        </draw:connector>
        <draw:custom-shape draw:style-name="gr2" draw:text-style-name="P2" xml:id="id2" draw:id="id2" draw:layer="layout" svg:width="6cm" svg:height="2.4cm" svg:x="10.9cm" svg:y="5.9cm">
          <text:p text:style-name="P1"><text:span text:style-name="T1">Syllab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5.5cm" svg:height="1.4cm" svg:x="23.1cm" svg:y="8.3cm">
          <text:p text:style-name="P1"><text:span text:style-name="T2">Structu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5.5cm" svg:height="1.4cm" svg:x="1cm" svg:y="6.4cm">
          <text:p text:style-name="P1"><text:span text:style-name="T2">PhonAlig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5.5cm" svg:height="1.4cm" svg:x="23.1cm" svg:y="4.6cm">
          <text:p text:style-name="P1"><text:span text:style-name="T2">Syllabl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6.9cm" svg:y1="7.1cm" svg:x2="23.1cm" svg:y2="5.3cm" draw:start-shape="id2" draw:start-glue-point="1" draw:end-shape="id4" svg:d="m16900 7100h3101v-1800h3099">
          <text:p/>
        </draw:connector>
        <draw:custom-shape draw:style-name="gr4" draw:text-style-name="P4" xml:id="id5" draw:id="id5" draw:layer="layout" svg:width="4.4cm" svg:height="2.8cm" svg:x="11.7cm" svg:y="0.3cm">
          <text:p text:style-name="P1"><text:span text:style-name="T3">config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1" draw:layer="layout" svg:x1="13.9cm" svg:y1="3.1cm" svg:x2="13.9cm" svg:y2="5.9cm" draw:start-shape="id5" draw:start-glue-point="6" draw:end-shape="id2" draw:end-glue-point="0" svg:d="m13900 3100v2800">
          <text:p/>
        </draw:connector>
        <draw:custom-shape draw:style-name="gr3" draw:text-style-name="P3" xml:id="id6" draw:id="id6" draw:layer="layout" svg:width="5.5cm" svg:height="1.4cm" svg:x="23.1cm" svg:y="6.4cm">
          <text:p text:style-name="P1"><text:span text:style-name="T2">Class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6.9cm" svg:y1="7.1cm" svg:x2="23.1cm" svg:y2="7.1cm" draw:start-shape="id2" draw:start-glue-point="1" draw:end-shape="id6" svg:d="m16900 7100h62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9T21:09:09.92</meta:creation-date>
    <dc:date>2014-04-30T13:32:47.96</dc:date>
    <meta:editing-duration>PT21M56S</meta:editing-duration>
    <meta:editing-cycles>6</meta:editing-cycles>
    <meta:generator>OpenOffice/4.0.1$Win32 OpenOffice.org_project/401m5$Build-9714</meta:generator>
    <meta:document-statistic meta:object-count="11"/>
  </office:meta>
</office:document-meta>
</file>